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505cm" style:rel-column-width="28932*"/>
    </style:style>
    <style:style style:name="Table2.B" style:family="table-column">
      <style:table-column-properties style:column-width="9.495cm" style:rel-column-width="36603*"/>
    </style:style>
    <style:style style:name="Table2.A1" style:family="table-cell">
      <style:table-cell-properties fo:padding="0cm" fo:border="none" style:writing-mode="page"/>
    </style:style>
    <style:style style:name="Table2.5" style:family="table-row">
      <style:table-row-properties style:min-row-height="0.55cm"/>
    </style:style>
    <style:style style:name="Table2.6" style:family="table-row">
      <style:table-row-properties style:min-row-height="0.374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 style:writing-mode="page"/>
    </style:style>
    <style:style style:name="Table1.5" style:family="table-row">
      <style:table-row-properties style:min-row-height="0.55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cm" fo:border="none" style:writing-mode="page"/>
    </style:style>
    <style:style style:name="Table3.5" style:family="table-row">
      <style:table-row-properties style:min-row-height="0.55cm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22b4c7"/>
    </style:style>
    <style:style style:name="P4" style:family="paragraph" style:parent-style-name="Table_20_Contents">
      <style:paragraph-properties fo:padding="0.049cm" fo:border="0.06pt solid #000000"/>
      <style:text-properties officeooo:paragraph-rsid="001a6ca0"/>
    </style:style>
    <style:style style:name="P5" style:family="paragraph" style:parent-style-name="Table_20_Contents">
      <style:paragraph-properties fo:text-align="center" style:justify-single-word="false" fo:padding="0.049cm" fo:border="0.06pt solid #000000"/>
      <style:text-properties fo:font-weight="bold" officeooo:rsid="001a6ca0" officeooo:paragraph-rsid="001a6ca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 fo:padding="0.049cm" fo:border="0.06pt solid #000000"/>
      <style:text-properties officeooo:rsid="001a6ca0" officeooo:paragraph-rsid="001a6ca0"/>
    </style:style>
    <style:style style:name="P7" style:family="paragraph" style:parent-style-name="Table_20_Contents">
      <style:paragraph-properties fo:text-align="center" style:justify-single-word="false" fo:padding="0.049cm" fo:border="0.06pt solid #000000"/>
      <style:text-properties officeooo:rsid="001c11f2" officeooo:paragraph-rsid="001c11f2"/>
    </style:style>
    <style:style style:name="P8" style:family="paragraph" style:parent-style-name="Standard">
      <style:paragraph-properties fo:text-align="center" style:justify-single-word="false" fo:padding="0.049cm" fo:border="0.06pt solid #000000"/>
      <style:text-properties fo:font-weight="bold" officeooo:paragraph-rsid="001a6ca0" style:font-weight-asian="bold" style:font-weight-complex="bold"/>
    </style:style>
    <style:style style:name="P9" style:family="paragraph" style:parent-style-name="Standard">
      <style:paragraph-properties fo:text-align="center" style:justify-single-word="false" fo:padding="0.049cm" fo:border="0.06pt solid #000000"/>
      <style:text-properties officeooo:paragraph-rsid="001a6ca0"/>
    </style:style>
    <style:style style:name="P10" style:family="paragraph" style:parent-style-name="Standard">
      <style:text-properties officeooo:paragraph-rsid="001a6ca0"/>
    </style:style>
    <style:style style:name="P11" style:family="paragraph" style:parent-style-name="Standard">
      <style:paragraph-properties fo:text-align="justify" style:justify-single-word="false"/>
      <style:text-properties officeooo:paragraph-rsid="001a9d8c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rsid="001a9d8c" officeooo:paragraph-rsid="001a9d8c"/>
    </style:style>
    <style:style style:name="P14" style:family="paragraph" style:parent-style-name="Standard">
      <style:paragraph-properties fo:text-align="justify" style:justify-single-word="false"/>
      <style:text-properties officeooo:paragraph-rsid="001efc62"/>
    </style:style>
    <style:style style:name="P15" style:family="paragraph" style:parent-style-name="Standard">
      <style:paragraph-properties fo:text-align="justify" style:justify-single-word="false"/>
      <style:text-properties officeooo:rsid="001efc62"/>
    </style:style>
    <style:style style:name="P16" style:family="paragraph" style:parent-style-name="Standard">
      <style:text-properties fo:font-weight="bold" officeooo:paragraph-rsid="0022b4c7" style:font-weight-asian="bold" style:font-weight-complex="bold"/>
    </style:style>
    <style:style style:name="P17" style:family="paragraph" style:parent-style-name="Table_20_Contents">
      <style:paragraph-properties fo:padding="0.049cm" fo:border="0.06pt solid #000000"/>
    </style:style>
    <style:style style:name="P18" style:family="paragraph" style:parent-style-name="Standard">
      <style:text-properties officeooo:paragraph-rsid="0020bcc8"/>
    </style:style>
    <style:style style:name="P19" style:family="paragraph" style:parent-style-name="Standard">
      <style:text-properties officeooo:paragraph-rsid="002165ba"/>
    </style:style>
    <style:style style:name="P20" style:family="paragraph" style:parent-style-name="Standard">
      <style:text-properties officeooo:rsid="0022b4c7" officeooo:paragraph-rsid="0022b4c7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paragraph-rsid="00238893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paragraph-rsid="0028e36b" style:font-weight-asian="bold" style:font-weight-complex="bold"/>
    </style:style>
    <style:style style:name="P23" style:family="paragraph" style:parent-style-name="Table_20_Contents">
      <style:paragraph-properties fo:padding="0.049cm" fo:border="0.06pt solid #000000"/>
      <style:text-properties officeooo:paragraph-rsid="00264be9"/>
    </style:style>
    <style:style style:name="P24" style:family="paragraph" style:parent-style-name="Table_20_Contents">
      <style:paragraph-properties fo:text-align="center" style:justify-single-word="false" fo:padding="0.049cm" fo:border="0.06pt solid #000000"/>
      <style:text-properties fo:font-weight="bold" officeooo:rsid="00264be9" officeooo:paragraph-rsid="00264be9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 fo:padding="0.049cm" fo:border="0.06pt solid #000000"/>
      <style:text-properties fo:font-weight="bold" officeooo:rsid="001a6ca0" officeooo:paragraph-rsid="00264be9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 fo:padding="0.049cm" fo:border="0.06pt solid #000000"/>
      <style:text-properties officeooo:rsid="001a6ca0" officeooo:paragraph-rsid="00264be9"/>
    </style:style>
    <style:style style:name="P27" style:family="paragraph" style:parent-style-name="Table_20_Contents">
      <style:paragraph-properties fo:text-align="center" style:justify-single-word="false" fo:padding="0.049cm" fo:border="0.06pt solid #000000"/>
      <style:text-properties officeooo:rsid="00264be9" officeooo:paragraph-rsid="00264be9"/>
    </style:style>
    <style:style style:name="P28" style:family="paragraph" style:parent-style-name="Standard">
      <style:paragraph-properties fo:text-align="center" style:justify-single-word="false" fo:padding="0.049cm" fo:border="0.06pt solid #000000"/>
      <style:text-properties fo:font-weight="bold" officeooo:paragraph-rsid="00264be9" style:font-weight-asian="bold" style:font-weight-complex="bold"/>
    </style:style>
    <style:style style:name="P29" style:family="paragraph" style:parent-style-name="Standard">
      <style:paragraph-properties fo:text-align="center" style:justify-single-word="false" fo:padding="0.049cm" fo:border="0.06pt solid #000000"/>
      <style:text-properties officeooo:rsid="00264be9" officeooo:paragraph-rsid="00264be9"/>
    </style:style>
    <style:style style:name="P30" style:family="paragraph" style:parent-style-name="Standard">
      <style:text-properties officeooo:paragraph-rsid="00264be9"/>
    </style:style>
    <style:style style:name="P31" style:family="paragraph" style:parent-style-name="Standard">
      <style:text-properties officeooo:paragraph-rsid="00283f6b"/>
    </style:style>
    <style:style style:name="P32" style:family="paragraph" style:parent-style-name="Standard">
      <style:text-properties officeooo:rsid="00283f6b" officeooo:paragraph-rsid="00283f6b"/>
    </style:style>
    <style:style style:name="P33" style:family="paragraph" style:parent-style-name="Standard">
      <style:text-properties officeooo:rsid="002ad584" officeooo:paragraph-rsid="002ad584"/>
    </style:style>
    <style:style style:name="P34" style:family="paragraph" style:parent-style-name="Standard">
      <style:text-properties officeooo:paragraph-rsid="002ad5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b4c7" style:font-weight-asian="bold" style:font-weight-complex="bold"/>
    </style:style>
    <style:style style:name="T3" style:family="text">
      <style:text-properties officeooo:rsid="001a6ca0"/>
    </style:style>
    <style:style style:name="T4" style:family="text">
      <style:text-properties officeooo:rsid="001a9d8c"/>
    </style:style>
    <style:style style:name="T5" style:family="text">
      <style:text-properties officeooo:rsid="001efc62"/>
    </style:style>
    <style:style style:name="T6" style:family="text">
      <style:text-properties officeooo:rsid="0020bcc8"/>
    </style:style>
    <style:style style:name="T7" style:family="text">
      <style:text-properties officeooo:rsid="0022b4c7"/>
    </style:style>
    <style:style style:name="T8" style:family="text">
      <style:text-properties officeooo:rsid="002165ba"/>
    </style:style>
    <style:style style:name="T9" style:family="text">
      <style:text-properties officeooo:rsid="00238893"/>
    </style:style>
    <style:style style:name="T10" style:family="text">
      <style:text-properties officeooo:rsid="0028e36b"/>
    </style:style>
    <style:style style:name="T11" style:family="text">
      <style:text-properties officeooo:rsid="00264be9"/>
    </style:style>
    <style:style style:name="T12" style:family="text">
      <style:text-properties officeooo:rsid="00283f6b"/>
    </style:style>
    <style:style style:name="T13" style:family="text">
      <style:text-properties officeooo:rsid="002ad5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s et Parcours Utilisateurs </text:p>
      <text:p text:style-name="Standard"/>
      <text:p text:style-name="P2">Persona 1 : Marie, l'Étudiante Stressée</text:p>
      <text:p text:style-name="P2"/>
      <text:p text:style-name="P3"><text:span text:style-name="T1">« J'aimerais une app qui comprenne que j'ai besoin de musique chill quand il </text:span><text:span text:style-name="T2">fait soleil</text:span><text:span text:style-name="T1"> et d'énergisant quand j'ai un exam dans 2h »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Marie</text:p>
          </table:table-cell>
        </table:table-row>
        <table:table-row>
          <table:table-cell table:style-name="Table2.A1" office:value-type="string">
            <text:p text:style-name="P5">Age</text:p>
          </table:table-cell>
          <table:table-cell table:style-name="Table2.A1" office:value-type="string">
            <text:p text:style-name="P6">20 ans</text:p>
          </table:table-cell>
        </table:table-row>
        <table:table-row>
          <table:table-cell table:style-name="Table2.A1" office:value-type="string">
            <text:p text:style-name="P5">Pathologie de santé</text:p>
          </table:table-cell>
          <table:table-cell table:style-name="Table2.A1" office:value-type="string">
            <text:p text:style-name="P7">Stress chronique</text:p>
          </table:table-cell>
        </table:table-row>
        <table:table-row>
          <table:table-cell table:style-name="Table2.A1" office:value-type="string">
            <text:p text:style-name="P5">Profession </text:p>
          </table:table-cell>
          <table:table-cell table:style-name="Table2.A1" office:value-type="string">
            <text:p text:style-name="P6">Étudiante</text:p>
          </table:table-cell>
        </table:table-row>
        <table:table-row table:style-name="Table2.5">
          <table:table-cell table:style-name="Table2.A1" office:value-type="string">
            <text:p text:style-name="P8">Équipement</text:p>
          </table:table-cell>
          <table:table-cell table:style-name="Table2.A1" office:value-type="string">
            <text:p text:style-name="P9">PC <text:span text:style-name="T3">portable type bureautique pour ses études, </text:span><text:span text:style-name="T4">écouteurs Bluetooth pour une écoute nomade</text:span></text:p>
          </table:table-cell>
        </table:table-row>
        <table:table-row table:style-name="Table2.6">
          <table:table-cell table:style-name="Table2.A1" office:value-type="string">
            <text:p text:style-name="P5">Niveau technique</text:p>
          </table:table-cell>
          <table:table-cell table:style-name="Table2.A1" office:value-type="string">
            <text:p text:style-name="P6">Moyen</text:p>
          </table:table-cell>
        </table:table-row>
      </table:table>
      <text:p text:style-name="P10"/>
      <text:p text:style-name="P11"><text:span text:style-name="T4">Elle </text:span><text:span text:style-name="T5">é</text:span>coute 4 <text:s/><text:span text:style-name="T4">à </text:span>6h de musique/jour, <text:span text:style-name="T4">y compris pendant ses révisions à la bibliothèque universitaire. </text:span></text:p>
      <text:p text:style-name="P12"><text:span text:style-name="T4">Elle c</text:span>hange d'humeur selon les périodes <text:span text:style-name="T4">de l’année </text:span>(<text:span text:style-name="T4">à l’approche des </text:span>examens <text:span text:style-name="T4">par exemple) <text:s/></text:span></text:p>
      <text:p text:style-name="P13">Elle est sujette à un stress chronique</text:p>
      <text:p text:style-name="P12"><text:span text:style-name="T4">Elle </text:span><text:span text:style-name="T5">u</text:span>tilise Spotify mais trouve que les recommandations ne collent pas à son état émotionnel</text:p>
      <text:p text:style-name="P13">Elle ne cherche pas à découvrir de nouveaux artistes mais à améliorer sa productivité (pendant ses révisions, ses séances de sport à la salle etc)</text:p>
      <text:p text:style-name="P12"/>
      <text:p text:style-name="P12"><text:span text:style-name="T5">Elle a besoin de m</text:span>usique<text:span text:style-name="T5">s</text:span> adaptée<text:span text:style-name="T5">s</text:span> à son état émotionnel instantané</text:p>
      <text:p text:style-name="P14"><text:span text:style-name="T5">Elle a besoin d’une i</text:span>nterface rapide et intuitive,<text:span text:style-name="T5"> car elle est pressée et n’a pas de temps à perdre </text:span></text:p>
      <text:p text:style-name="P15">Elle a besoin de boosts de productivité</text:p>
      <text:p text:style-name="P12"><text:span text:style-name="T5">Elle a besoin de différentes p</text:span>laylist<text:span text:style-name="T5">s</text:span> pour <text:span text:style-name="T5">les </text:span>différents moments <text:span text:style-name="T5">de sa journée </text:span>(révisions, détente, sport)</text:p>
      <text:p text:style-name="P12"/>
      <text:p text:style-name="P12"><text:span text:style-name="T6">Elle est frustrée que l</text:span>es <text:span text:style-name="T5">plateformes et webradios actuelles </text:span>ne comprennent pas ses changements d'humeur</text:p>
      <text:p text:style-name="P12"><text:span text:style-name="T5">Elle </text:span><text:span text:style-name="T6">est frustrée de </text:span><text:span text:style-name="T5">p</text:span>erd<text:span text:style-name="T6">re</text:span> du temps à chercher la bonne musique</text:p>
      <text:p text:style-name="P12"><text:span text:style-name="T6">Elle est frustrée que l</text:span>es playlists <text:span text:style-name="T5">actuelles ne sont pas adaptées spécialement à elle </text:span></text:p>
      <text:p text:style-name="P12"/>
      <text:p text:style-name="Standard">---</text:p>
      <text:p text:style-name="Standard"/>
      <text:p text:style-name="P2">Persona 2 : David, le Télétravailleur <text:span text:style-name="T3">atteint de troubles affectifs saisonniers</text:span></text:p>
      <text:p text:style-name="P2"/>
      <text:p text:style-name="P16">« Une app qui joue automatiquement du lo-fi quand il pleut et de l'électro quand il fait beau, ça serait le rêve »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5">David</text:p>
          </table:table-cell>
        </table:table-row>
        <table:table-row>
          <table:table-cell table:style-name="Table1.A1" office:value-type="string">
            <text:p text:style-name="P5">Age</text:p>
          </table:table-cell>
          <table:table-cell table:style-name="Table1.A1" office:value-type="string">
            <text:p text:style-name="P6">40 ans</text:p>
          </table:table-cell>
        </table:table-row>
        <table:table-row>
          <table:table-cell table:style-name="Table1.A1" office:value-type="string">
            <text:p text:style-name="P5">Pathologie de santé</text:p>
          </table:table-cell>
          <table:table-cell table:style-name="Table1.A1" office:value-type="string">
            <text:p text:style-name="P6">Troubles saisonniers affectifs (TAS)</text:p>
          </table:table-cell>
        </table:table-row>
        <table:table-row>
          <table:table-cell table:style-name="Table1.A1" office:value-type="string">
            <text:p text:style-name="P5">Profession </text:p>
          </table:table-cell>
          <table:table-cell table:style-name="Table1.A1" office:value-type="string">
            <text:p text:style-name="P6">Développeur en full télétravail</text:p>
          </table:table-cell>
        </table:table-row>
        <table:table-row table:style-name="Table1.5">
          <table:table-cell table:style-name="Table1.A1" office:value-type="string">
            <text:p text:style-name="P8">Équipement</text:p>
          </table:table-cell>
          <table:table-cell table:style-name="Table1.A1" office:value-type="string">
            <text:p text:style-name="P9">PC fixe <text:span text:style-name="T3">type gamer</text:span>, casque audio de qualité <text:span text:style-name="T4">pour une utilisation domestique</text:span></text:p>
          </table:table-cell>
        </table:table-row>
        <table:table-row>
          <table:table-cell table:style-name="Table1.A1" office:value-type="string">
            <text:p text:style-name="P5">Niveau technique</text:p>
          </table:table-cell>
          <table:table-cell table:style-name="Table1.A1" office:value-type="string">
            <text:p text:style-name="P6">Excellent</text:p>
          </table:table-cell>
        </table:table-row>
      </table:table>
      <text:p text:style-name="Standard"/>
      <text:p text:style-name="P18"><text:span text:style-name="T4">Il t</text:span>ravaille de chez lui <text:span text:style-name="T4">avec de la </text:span>musique en background <text:span text:style-name="T4">pendant 7 </text:span>h <text:span text:style-name="T4">par </text:span>jour</text:p>
      <text:p text:style-name="P18"><text:span text:style-name="T4">Son humeur est très liée </text:span>à la météo</text:p>
      <text:p text:style-name="P18"><text:span text:style-name="T4">Il est atteint de </text:span>troubles affectifs saisonniers <text:span text:style-name="T4">et a tendance à faire des épisodes de dépression lors de la période hivernale</text:span></text:p>
      <text:p text:style-name="P18"><text:soft-page-break/><text:span text:style-name="T6">I</text:span><text:span text:style-name="T4">l aime découvrir de nouvelles musiques </text:span></text:p>
      <text:p text:style-name="Standard"><text:span text:style-name="T6">Il a</text:span>ime découvrir de nouveaux genres selon son état</text:p>
      <text:p text:style-name="Standard"><text:span text:style-name="T6">Il aime p</text:span>artage<text:span text:style-name="T6">r</text:span> ses découvertes avec sa communauté de développeurs</text:p>
      <text:p text:style-name="Standard"/>
      <text:p text:style-name="Standard"><text:span text:style-name="T7">Il a besoin d’a</text:span>mbiance<text:span text:style-name="T7">s</text:span> sonore<text:span text:style-name="T7">s</text:span> adaptée<text:span text:style-name="T7">s</text:span> à la météo</text:p>
      <text:p text:style-name="Standard"><text:span text:style-name="T7">Il a besoin d’une </text:span>API <text:span text:style-name="T7">pour in</text:span>tégr<text:span text:style-name="T7">er RadioMoon dans</text:span> ses outils de dév<text:span text:style-name="T3">eloppement</text:span></text:p>
      <text:p text:style-name="Standard"><text:span text:style-name="T7">Il a besoin d’un h</text:span>istorique de ses humeurs et <text:span text:style-name="T7">de ses </text:span>corrélations <text:span text:style-name="T7">avec la </text:span>météo <text:span text:style-name="T7">pour faire le point avec son psychiatre</text:span></text:p>
      <text:p text:style-name="Standard"><text:span text:style-name="T7">Il a besoin d’outils de partage avec sa c</text:span>ommunauté</text:p>
      <text:p text:style-name="Standard"/>
      <text:p text:style-name="Standard"><text:span text:style-name="T8">Il est frustré que l</text:span>es <text:span text:style-name="T8">plateformes</text:span> musicales <text:span text:style-name="T8">actuelles </text:span>ignorent complètement la météo</text:p>
      <text:p text:style-name="P19"><text:span text:style-name="T8">Il est frustré </text:span>de <text:span text:style-name="T8">ne pas t</text:span>rouver « cette chanson parfaite un jour de pluie »</text:p>
      <text:p text:style-name="P20">Il est frustré du mauvais temps et du retour de l’hiver chaque année</text:p>
      <text:p text:style-name="Standard"/>
      <text:p text:style-name="P21">Persona <text:span text:style-name="T9">3</text:span> : <text:span text:style-name="T9">Sarah</text:span>, <text:span text:style-name="T9">en quête de liens à tout prix</text:span></text:p>
      <text:p text:style-name="P21"/>
      <text:p text:style-name="P22">« J'aimerais voir l'humeur de mes <text:span text:style-name="T10">followers </text:span>et découvrir ce qu'ils écoutent <text:span text:style-name="T10">pour créer un lien indéfectible avec eux</text:span> »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4">Sarah</text:p>
          </table:table-cell>
        </table:table-row>
        <table:table-row>
          <table:table-cell table:style-name="Table3.A1" office:value-type="string">
            <text:p text:style-name="P25">Age</text:p>
          </table:table-cell>
          <table:table-cell table:style-name="Table3.A1" office:value-type="string">
            <text:p text:style-name="P26"><text:span text:style-name="T11">18</text:span> ans</text:p>
          </table:table-cell>
        </table:table-row>
        <table:table-row>
          <table:table-cell table:style-name="Table3.A1" office:value-type="string">
            <text:p text:style-name="P25">Pathologie de santé</text:p>
          </table:table-cell>
          <table:table-cell table:style-name="Table3.A1" office:value-type="string">
            <text:p text:style-name="P27"><text:s/>Addicte aux réseaux sociaux </text:p>
          </table:table-cell>
        </table:table-row>
        <table:table-row>
          <table:table-cell table:style-name="Table3.A1" office:value-type="string">
            <text:p text:style-name="P25">Profession </text:p>
          </table:table-cell>
          <table:table-cell table:style-name="Table3.A1" office:value-type="string">
            <text:p text:style-name="P27">Influenceuse</text:p>
          </table:table-cell>
        </table:table-row>
        <table:table-row table:style-name="Table3.5">
          <table:table-cell table:style-name="Table3.A1" office:value-type="string">
            <text:p text:style-name="P28">Équipement</text:p>
          </table:table-cell>
          <table:table-cell table:style-name="Table3.A1" office:value-type="string">
            <text:p text:style-name="P29">Smartphone et perche à selfie</text:p>
          </table:table-cell>
        </table:table-row>
        <table:table-row>
          <table:table-cell table:style-name="Table3.A1" office:value-type="string">
            <text:p text:style-name="P25">Niveau technique</text:p>
          </table:table-cell>
          <table:table-cell table:style-name="Table3.A1" office:value-type="string">
            <text:p text:style-name="P27">Médiocre</text:p>
          </table:table-cell>
        </table:table-row>
      </table:table>
      <text:p text:style-name="P30"/>
      <text:p text:style-name="P31"><text:span text:style-name="T12">Elle est t</text:span>rès active sur les réseaux sociaux</text:p>
      <text:p text:style-name="Standard"><text:span text:style-name="T12">Elle ai</text:span>me partager ses découvertes musicales</text:p>
      <text:p text:style-name="P31"><text:span text:style-name="T12">Elle é</text:span>coute différents styles selon <text:span text:style-name="T12">les membres de sa communauté </text:span></text:p>
      <text:p text:style-name="P31"><text:span text:style-name="T12">Elle organise </text:span>souvent des soirées/événements <text:span text:style-name="T12">donc a besoin d’être au courant de ce qu’écoutent ses followers et dans quel état d’esprit ils sont <text:s/></text:span></text:p>
      <text:p text:style-name="Standard"/>
      <text:p text:style-name="P32">Elle a besoin de savoir dans quels moods se trouvent sa communauté</text:p>
      <text:p text:style-name="P32">Elle a besoin de partager ses moods du moment pour créer du lien avec ses followers</text:p>
      <text:p text:style-name="P32">Elle a besoin d’être à la page musicalement sous peine d’être considérée comme une ringarde, ce qui lui fait peur </text:p>
      <text:p text:style-name="P32">Elle a besoin de créer des playlists collaboratives avec ses followers</text:p>
      <text:p text:style-name="P32"/>
      <text:p text:style-name="P33">Elle est frustrée que les plateformes actuelles soient trop individualistes </text:p>
      <text:p text:style-name="P33">Elle est frustrée de la difficulté à créer des ambiances pour ses événements</text:p>
      <text:p text:style-name="P34"><text:span text:style-name="T13">Elle est frustrée de ne pas connaître le mood de ses follower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15:59:09.872227512</meta:creation-date>
    <dc:date>2025-07-18T17:20:56.714241095</dc:date>
    <meta:editing-duration>PT1H13M50S</meta:editing-duration>
    <meta:editing-cycles>17</meta:editing-cycles>
    <meta:generator>LibreOffice/24.8.7.2$Linux_X86_64 LibreOffice_project/480$Build-2</meta:generator>
    <meta:document-statistic meta:table-count="3" meta:image-count="0" meta:object-count="0" meta:page-count="2" meta:paragraph-count="77" meta:word-count="659" meta:character-count="3937" meta:non-whitespace-character-count="3336"/>
  </office:meta>
</office:document-meta>
</file>